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宋体1" svg:font-family="宋体"/>
    <style:font-face style:name="楷体" svg:font-family="楷体"/>
    <style:font-face style:name="楷体1" svg:font-family="楷体" style:font-family-generic="modern" style:font-pitch="fixed"/>
    <style:font-face style:name="黑体" svg:font-family="黑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2.99cm"/>
    </style:style>
    <style:style style:name="表格1.B" style:family="table-column">
      <style:table-column-properties style:column-width="1.799cm"/>
    </style:style>
    <style:style style:name="表格1.C" style:family="table-column">
      <style:table-column-properties style:column-width="6.72cm"/>
    </style:style>
    <style:style style:name="表格1.D" style:family="table-column">
      <style:table-column-properties style:column-width="5.503cm"/>
    </style:style>
    <style:style style:name="表格1.1" style:family="table-row">
      <style:table-row-properties style:row-height="1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D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5" style:family="table-row">
      <style:table-row-properties style:min-row-height="1.515cm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1.402cm"/>
    </style:style>
    <style:style style:name="表格2.B" style:family="table-column">
      <style:table-column-properties style:column-width="15.61cm"/>
    </style:style>
    <style:style style:name="表格2.1" style:family="table-row">
      <style:table-row-properties style:min-row-height="4.71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1" style:family="table-row">
      <style:table-row-properties style:min-row-height="2.593cm"/>
    </style:style>
    <style:style style:name="表格3.A1" style:family="table-cell">
      <style:table-cell-properties fo:padding="0.097cm" fo:border="0.05pt solid #000000"/>
    </style:style>
    <style:style style:name="表格3.2" style:family="table-row">
      <style:table-row-properties style:min-row-height="1.005cm"/>
    </style:style>
    <style:style style:name="表格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16pt" officeooo:rsid="001a2c5b" officeooo:paragraph-rsid="001a2c5b" style:font-name-asian="楷体1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a2c5b" officeooo:paragraph-rsid="001a2c5b" style:font-name-asian="楷体1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26pt" officeooo:rsid="001a2c5b" officeooo:paragraph-rsid="00223489" style:font-name-asian="楷体1" style:font-size-asian="26pt" style:font-size-complex="26pt"/>
    </style:style>
    <style:style style:name="P4" style:family="paragraph" style:parent-style-name="Table_20_Contents">
      <style:paragraph-properties fo:text-align="start" style:justify-single-word="false"/>
      <style:text-properties fo:font-size="16pt" style:font-name-asian="楷体1" style:font-size-asian="14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fo:font-size="16pt" officeooo:rsid="001a2c5b" officeooo:paragraph-rsid="001a2c5b" style:font-name-asian="楷体1" style:font-size-asian="14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fo:font-size="16pt" officeooo:rsid="001a2c5b" officeooo:paragraph-rsid="001c382e" style:font-name-asian="楷体1" style:font-size-asian="14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fo:font-size="16pt" officeooo:rsid="001a2c5b" officeooo:paragraph-rsid="001a2c5b" style:font-name-asian="楷体1" style:font-size-asian="14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fo:font-size="16pt" officeooo:rsid="001c382e" officeooo:paragraph-rsid="001c382e" style:font-name-asian="楷体1" style:font-size-asian="14pt" style:font-size-complex="16pt"/>
    </style:style>
    <style:style style:name="P9" style:family="paragraph" style:parent-style-name="Table_20_Contents">
      <style:paragraph-properties fo:text-align="start" style:justify-single-word="false"/>
      <style:text-properties fo:font-size="16pt" officeooo:rsid="001c5fd8" officeooo:paragraph-rsid="001c5fd8" style:font-name-asian="楷体1" style:font-size-asian="14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fo:font-size="16pt" officeooo:rsid="0021ad1b" officeooo:paragraph-rsid="0021ad1b" style:font-name-asian="楷体1" style:font-size-asian="14pt" style:font-size-complex="16pt"/>
    </style:style>
    <style:style style:name="P11" style:family="paragraph" style:parent-style-name="Table_20_Contents">
      <style:paragraph-properties fo:text-align="start" style:justify-single-word="false"/>
      <style:text-properties fo:font-size="16pt" officeooo:rsid="0021ad1b" officeooo:paragraph-rsid="00223489" style:font-name-asian="楷体1" style:font-size-asian="14pt" style:font-size-complex="16pt"/>
    </style:style>
    <style:style style:name="P12" style:family="paragraph" style:parent-style-name="Table_20_Contents">
      <style:paragraph-properties fo:text-align="start" style:justify-single-word="false"/>
      <style:text-properties fo:font-size="16pt" officeooo:rsid="0021c1b3" officeooo:paragraph-rsid="0021c1b3" style:font-name-asian="楷体1" style:font-size-asian="14pt" style:font-size-complex="16pt"/>
    </style:style>
    <style:style style:name="T1" style:family="text">
      <style:text-properties officeooo:rsid="001be148"/>
    </style:style>
    <style:style style:name="T2" style:family="text">
      <style:text-properties officeooo:rsid="001c5fd8"/>
    </style:style>
    <style:style style:name="T3" style:family="text">
      <style:text-properties style:font-name="楷体" officeooo:rsid="001c5fd8" style:font-name-asian="楷体" style:font-name-complex="楷体"/>
    </style:style>
    <style:style style:name="T4" style:family="text">
      <style:text-properties style:font-name="楷体" officeooo:rsid="001d3875" style:font-name-asian="楷体" style:font-name-complex="楷体"/>
    </style:style>
    <style:style style:name="T5" style:family="text">
      <style:text-properties officeooo:rsid="00210304"/>
    </style:style>
    <style:style style:name="T6" style:family="text">
      <style:text-properties style:use-window-font-color="true" style:font-name="黑体" fo:font-size="10.5pt" fo:font-weight="normal" officeooo:rsid="0015eefa" fo:background-color="transparent" loext:char-shading-value="0" style:font-name-asian="宋体1" style:font-size-asian="10.5pt" style:font-name-complex="宋体1" style:font-size-complex="10.5pt"/>
    </style:style>
    <style:style style:name="T7" style:family="text">
      <style:text-properties style:use-window-font-color="true" style:font-name="黑体" fo:font-weight="normal" officeooo:rsid="0015eefa" fo:background-color="transparent" loext:char-shading-value="0" style:font-name-asian="宋体1" style:font-size-asian="16pt" style:font-name-complex="宋体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临 时 购 药 申 请 表</text:p>
      <text:p text:style-name="P1">填写日期 <text:s text:c="3"/>年 <text:s text:c="2"/>月 <text:s text:c="2"/>日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5">申请部<text:span text:style-name="T5">门</text:span></text:p>
          </table:table-cell>
          <table:table-cell table:style-name="表格1.A1" office:value-type="string">
            <text:p text:style-name="P11"><text:span text:style-name="T7"><text:placeholder text:placeholder-type="text">&lt;for each="Inventory in records"&gt;</text:placeholder></text:span><text:span text:style-name="T7"><text:placeholder text:placeholder-type="text">&lt;Inventory.warehouse.name&gt;</text:placeholder></text:span><text:span text:style-name="T7"><text:placeholder text:placeholder-type="text">&lt;/for&gt;</text:placeholder></text:span></text:p>
          </table:table-cell>
          <table:table-cell table:style-name="表格1.A1" office:value-type="string">
            <text:p text:style-name="P5">申请科室</text:p>
          </table:table-cell>
          <table:table-cell table:style-name="表格1.D1" office:value-type="string">
            <text:p text:style-name="P12">33333333333333333222</text:p>
          </table:table-cell>
        </table:table-row>
        <table:table-row table:style-name="表格1.1">
          <table:table-cell table:style-name="表格1.A2" office:value-type="string">
            <text:p text:style-name="P5">申请</text:p>
          </table:table-cell>
          <table:table-cell table:style-name="表格1.A2" office:value-type="string">
            <text:p text:style-name="P11">oshixiaoxianwoshixiao</text:p>
          </table:table-cell>
          <table:table-cell table:style-name="表格1.A2" office:value-type="string">
            <text:p text:style-name="P5">药品编码</text:p>
          </table:table-cell>
          <table:table-cell table:style-name="表格1.D2" office:value-type="string">
            <text:p text:style-name="P10">21212334234553243443</text:p>
          </table:table-cell>
        </table:table-row>
        <table:table-row>
          <table:table-cell table:style-name="表格1.A2" office:value-type="string">
            <text:p text:style-name="P5">药品名称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5">通用名称</text:p>
          </table:table-cell>
          <table:table-cell table:style-name="表格1.D2" office:value-type="string">
            <text:p text:style-name="P4"/>
          </table:table-cell>
        </table:table-row>
        <table:table-row>
          <table:table-cell table:style-name="表格1.A2" office:value-type="string">
            <text:p text:style-name="P5">规格与用法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5">申请用药量</text:p>
          </table:table-cell>
          <table:table-cell table:style-name="表格1.D2" office:value-type="string">
            <text:p text:style-name="P4"/>
          </table:table-cell>
        </table:table-row>
        <table:table-row table:style-name="表格1.5">
          <table:table-cell table:style-name="表格1.A2" office:value-type="string">
            <text:p text:style-name="P5">患者病历号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5">用药原因</text:p>
          </table:table-cell>
          <table:table-cell table:style-name="表格1.D2" office:value-type="string">
            <text:p text:style-name="P6"><text:s text:c="3"/><text:span text:style-name="T4">□</text:span>抢救用药</text:p>
            <text:p text:style-name="P6"><text:s text:c="3"/><text:span text:style-name="T4">□</text:span>特殊用药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7"><text:s text:c="26"/>作 <text:s text:c="4"/></text:p>
            <text:p text:style-name="P7">用</text:p>
            <text:p text:style-name="P7">及</text:p>
            <text:p text:style-name="P7">用</text:p>
            <text:p text:style-name="P7">途 <text:s text:c="6"/></text:p>
          </table:table-cell>
          <table:table-cell table:style-name="表格2.B1" office:value-type="string">
            <text:p text:style-name="P4"/>
          </table:table-cell>
        </table:table-row>
      </table:table>
      <table:table table:name="表格3" table:style-name="表格3">
        <table:table-column table:style-name="表格3.A"/>
        <table:table-row table:style-name="表格3.1">
          <table:table-cell table:style-name="表格3.A1" office:value-type="string">
            <text:p text:style-name="P5">临床科室主任意见： <text:s text:c="178"/>签字<text:span text:style-name="T2">：</text:span> <text:s text:c="205"/></text:p>
          </table:table-cell>
        </table:table-row>
        <table:table-row table:style-name="表格3.2">
          <table:table-cell table:style-name="表格3.A2" office:value-type="string">
            <text:p text:style-name="P8">药剂科审核<text:span text:style-name="T2">： <text:s text:c="4"/></text:span><text:span text:style-name="T3">□</text:span><text:span text:style-name="T2">公费 <text:s text:c="4"/></text:span><text:span text:style-name="T3">□</text:span><text:span text:style-name="T2">自费 <text:s text:c="4"/></text:span><text:span text:style-name="T3">□</text:span><text:span text:style-name="T2">医保 <text:s text:c="4"/></text:span><text:span text:style-name="T3">□</text:span><text:span text:style-name="T2">中标</text:span></text:p>
          </table:table-cell>
        </table:table-row>
        <table:table-row table:style-name="表格3.1">
          <table:table-cell table:style-name="表格3.A2" office:value-type="string">
            <text:p text:style-name="P8">药剂科意见：</text:p>
            <text:p text:style-name="P9">签字：</text:p>
          </table:table-cell>
        </table:table-row>
        <table:table-row table:style-name="表格3.1">
          <table:table-cell table:style-name="表格3.A2" office:value-type="string">
            <text:p text:style-name="P8">主管院长意见：</text:p>
            <text:p text:style-name="P9">签字：</text:p>
          </table:table-cell>
        </table:table-row>
      </table:table>
      <text:p text:style-name="P2">备注：</text:p>
      <text:p text:style-name="P2">1.<text:tab/>临时购药主要用于临床急需药品及对某些疾病治疗的特效药。</text:p>
      <text:p text:style-name="P2">2.<text:tab/>临时购药一般限购数量，所购药品不得积压，所购入的药品仅限于申请科室申请范围内用药。</text:p>
      <text:p text:style-name="P2">3.<text:tab/>临时购药一次，填写一次；再次购药需再次<text:span text:style-name="T1">填写。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宋体1" svg:font-family="宋体"/>
    <style:font-face style:name="楷体" svg:font-family="楷体"/>
    <style:font-face style:name="楷体1" svg:font-family="楷体" style:font-family-generic="modern" style:font-pitch="fixed"/>
    <style:font-face style:name="黑体" svg:font-family="黑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15:55:22.292000000</meta:creation-date>
    <dc:date>2017-03-10T15:12:24.998000000</dc:date>
    <meta:editing-duration>PT27M57S</meta:editing-duration>
    <meta:editing-cycles>13</meta:editing-cycles>
    <meta:generator>LibreOffice/5.3.0.3$Windows_x86 LibreOffice_project/7074905676c47b82bbcfbea1aeefc84afe1c50e1</meta:generator>
    <meta:document-statistic meta:table-count="3" meta:image-count="0" meta:object-count="0" meta:page-count="1" meta:paragraph-count="33" meta:word-count="222" meta:character-count="812" meta:non-whitespace-character-count="341"/>
  </office:meta>
</office:document-meta>
</file>